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0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bination</text:p>
          </table:table-cell>
          <table:table-cell office:value-type="string" calcext:value-type="string">
            <text:p>Hitcou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03–A0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03–A00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122</text:p>
          </table:table-cell>
          <table:table-cell office:value-type="string" calcext:value-type="string">
            <text:p>C003</text:p>
          </table:table-cell>
          <table:table-cell office:value-type="string" calcext:value-type="string">
            <text:p>C067</text:p>
          </table:table-cell>
          <table:table-cell office:value-type="string" calcext:value-type="string">
            <text:p>C046</text:p>
          </table:table-cell>
          <table:table-cell office:value-type="string" calcext:value-type="string">
            <text:p>C093</text:p>
          </table:table-cell>
          <table:table-cell office:value-type="string" calcext:value-type="string">
            <text:p>C028</text:p>
          </table:table-cell>
          <table:table-cell office:value-type="string" calcext:value-type="string">
            <text:p>C037</text:p>
          </table:table-cell>
          <table:table-cell office:value-type="string" calcext:value-type="string">
            <text:p>C0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03–A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001</text:p>
          </table:table-cell>
          <table:table-cell table:formula="of:=IFNA(VLOOKUP(COM.MICROSOFT.TEXTJOIN(&quot;–&quot;;0;[.E$3];[.$D4]);[.$A:.$B];2;0);0)" office:value-type="float" office:value="0" calcext:value-type="float">
            <text:p>0</text:p>
          </table:table-cell>
          <table:table-cell table:formula="of:=IFNA(VLOOKUP(COM.MICROSOFT.TEXTJOIN(&quot;–&quot;;0;[.F$3];[.$D4]);[.$A:.$B];2;0);0)" office:value-type="float" office:value="1" calcext:value-type="float">
            <text:p>1</text:p>
          </table:table-cell>
          <table:table-cell table:formula="of:=IFNA(VLOOKUP(COM.MICROSOFT.TEXTJOIN(&quot;–&quot;;0;[.G$3];[.$D4]);[.$A:.$B];2;0);0)" office:value-type="float" office:value="0" calcext:value-type="float">
            <text:p>0</text:p>
          </table:table-cell>
          <table:table-cell table:formula="of:=IFNA(VLOOKUP(COM.MICROSOFT.TEXTJOIN(&quot;–&quot;;0;[.H$3];[.$D4]);[.$A:.$B];2;0);0)" office:value-type="float" office:value="0" calcext:value-type="float">
            <text:p>0</text:p>
          </table:table-cell>
          <table:table-cell table:formula="of:=IFNA(VLOOKUP(COM.MICROSOFT.TEXTJOIN(&quot;–&quot;;0;[.I$3];[.$D4]);[.$A:.$B];2;0);0)" office:value-type="float" office:value="0" calcext:value-type="float">
            <text:p>0</text:p>
          </table:table-cell>
          <table:table-cell table:formula="of:=IFNA(VLOOKUP(COM.MICROSOFT.TEXTJOIN(&quot;–&quot;;0;[.J$3];[.$D4]);[.$A:.$B];2;0);0)" office:value-type="float" office:value="1" calcext:value-type="float">
            <text:p>1</text:p>
          </table:table-cell>
          <table:table-cell table:formula="of:=IFNA(VLOOKUP(COM.MICROSOFT.TEXTJOIN(&quot;–&quot;;0;[.K$3];[.$D4]);[.$A:.$B];2;0);0)" office:value-type="float" office:value="0" calcext:value-type="float">
            <text:p>0</text:p>
          </table:table-cell>
          <table:table-cell table:formula="of:=IFNA(VLOOKUP(COM.MICROSOFT.TEXTJOIN(&quot;–&quot;;0;[.L$3];[.$D4]);[.$A:.$B];2;0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03–A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002</text:p>
          </table:table-cell>
          <table:table-cell table:formula="of:=IFNA(VLOOKUP(COM.MICROSOFT.TEXTJOIN(&quot;–&quot;;0;[.E$3];[.$D5]);[.$A:.$B];2;0);0)" office:value-type="float" office:value="0" calcext:value-type="float">
            <text:p>0</text:p>
          </table:table-cell>
          <table:table-cell table:formula="of:=IFNA(VLOOKUP(COM.MICROSOFT.TEXTJOIN(&quot;–&quot;;0;[.F$3];[.$D5]);[.$A:.$B];2;0);0)" office:value-type="float" office:value="4" calcext:value-type="float">
            <text:p>4</text:p>
          </table:table-cell>
          <table:table-cell table:formula="of:=IFNA(VLOOKUP(COM.MICROSOFT.TEXTJOIN(&quot;–&quot;;0;[.G$3];[.$D5]);[.$A:.$B];2;0);0)" office:value-type="float" office:value="0" calcext:value-type="float">
            <text:p>0</text:p>
          </table:table-cell>
          <table:table-cell table:formula="of:=IFNA(VLOOKUP(COM.MICROSOFT.TEXTJOIN(&quot;–&quot;;0;[.H$3];[.$D5]);[.$A:.$B];2;0);0)" office:value-type="float" office:value="0" calcext:value-type="float">
            <text:p>0</text:p>
          </table:table-cell>
          <table:table-cell table:formula="of:=IFNA(VLOOKUP(COM.MICROSOFT.TEXTJOIN(&quot;–&quot;;0;[.I$3];[.$D5]);[.$A:.$B];2;0);0)" office:value-type="float" office:value="1" calcext:value-type="float">
            <text:p>1</text:p>
          </table:table-cell>
          <table:table-cell table:formula="of:=IFNA(VLOOKUP(COM.MICROSOFT.TEXTJOIN(&quot;–&quot;;0;[.J$3];[.$D5]);[.$A:.$B];2;0);0)" office:value-type="float" office:value="1" calcext:value-type="float">
            <text:p>1</text:p>
          </table:table-cell>
          <table:table-cell table:formula="of:=IFNA(VLOOKUP(COM.MICROSOFT.TEXTJOIN(&quot;–&quot;;0;[.K$3];[.$D5]);[.$A:.$B];2;0);0)" office:value-type="float" office:value="1" calcext:value-type="float">
            <text:p>1</text:p>
          </table:table-cell>
          <table:table-cell table:formula="of:=IFNA(VLOOKUP(COM.MICROSOFT.TEXTJOIN(&quot;–&quot;;0;[.L$3];[.$D5]);[.$A:.$B];2;0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03–A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006</text:p>
          </table:table-cell>
          <table:table-cell table:formula="of:=IFNA(VLOOKUP(COM.MICROSOFT.TEXTJOIN(&quot;–&quot;;0;[.E$3];[.$D6]);[.$A:.$B];2;0);0)" office:value-type="float" office:value="0" calcext:value-type="float">
            <text:p>0</text:p>
          </table:table-cell>
          <table:table-cell table:formula="of:=IFNA(VLOOKUP(COM.MICROSOFT.TEXTJOIN(&quot;–&quot;;0;[.F$3];[.$D6]);[.$A:.$B];2;0);0)" office:value-type="float" office:value="1" calcext:value-type="float">
            <text:p>1</text:p>
          </table:table-cell>
          <table:table-cell table:formula="of:=IFNA(VLOOKUP(COM.MICROSOFT.TEXTJOIN(&quot;–&quot;;0;[.G$3];[.$D6]);[.$A:.$B];2;0);0)" office:value-type="float" office:value="0" calcext:value-type="float">
            <text:p>0</text:p>
          </table:table-cell>
          <table:table-cell table:formula="of:=IFNA(VLOOKUP(COM.MICROSOFT.TEXTJOIN(&quot;–&quot;;0;[.H$3];[.$D6]);[.$A:.$B];2;0);0)" office:value-type="float" office:value="0" calcext:value-type="float">
            <text:p>0</text:p>
          </table:table-cell>
          <table:table-cell table:formula="of:=IFNA(VLOOKUP(COM.MICROSOFT.TEXTJOIN(&quot;–&quot;;0;[.I$3];[.$D6]);[.$A:.$B];2;0);0)" office:value-type="float" office:value="0" calcext:value-type="float">
            <text:p>0</text:p>
          </table:table-cell>
          <table:table-cell table:formula="of:=IFNA(VLOOKUP(COM.MICROSOFT.TEXTJOIN(&quot;–&quot;;0;[.J$3];[.$D6]);[.$A:.$B];2;0);0)" office:value-type="float" office:value="0" calcext:value-type="float">
            <text:p>0</text:p>
          </table:table-cell>
          <table:table-cell table:formula="of:=IFNA(VLOOKUP(COM.MICROSOFT.TEXTJOIN(&quot;–&quot;;0;[.K$3];[.$D6]);[.$A:.$B];2;0);0)" office:value-type="float" office:value="0" calcext:value-type="float">
            <text:p>0</text:p>
          </table:table-cell>
          <table:table-cell table:formula="of:=IFNA(VLOOKUP(COM.MICROSOFT.TEXTJOIN(&quot;–&quot;;0;[.L$3];[.$D6]);[.$A:.$B];2;0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03–A0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011</text:p>
          </table:table-cell>
          <table:table-cell table:formula="of:=IFNA(VLOOKUP(COM.MICROSOFT.TEXTJOIN(&quot;–&quot;;0;[.E$3];[.$D7]);[.$A:.$B];2;0);0)" office:value-type="float" office:value="5" calcext:value-type="float">
            <text:p>5</text:p>
          </table:table-cell>
          <table:table-cell table:formula="of:=IFNA(VLOOKUP(COM.MICROSOFT.TEXTJOIN(&quot;–&quot;;0;[.F$3];[.$D7]);[.$A:.$B];2;0);0)" office:value-type="float" office:value="4" calcext:value-type="float">
            <text:p>4</text:p>
          </table:table-cell>
          <table:table-cell table:formula="of:=IFNA(VLOOKUP(COM.MICROSOFT.TEXTJOIN(&quot;–&quot;;0;[.G$3];[.$D7]);[.$A:.$B];2;0);0)" office:value-type="float" office:value="3" calcext:value-type="float">
            <text:p>3</text:p>
          </table:table-cell>
          <table:table-cell table:formula="of:=IFNA(VLOOKUP(COM.MICROSOFT.TEXTJOIN(&quot;–&quot;;0;[.H$3];[.$D7]);[.$A:.$B];2;0);0)" office:value-type="float" office:value="0" calcext:value-type="float">
            <text:p>0</text:p>
          </table:table-cell>
          <table:table-cell table:formula="of:=IFNA(VLOOKUP(COM.MICROSOFT.TEXTJOIN(&quot;–&quot;;0;[.I$3];[.$D7]);[.$A:.$B];2;0);0)" office:value-type="float" office:value="1" calcext:value-type="float">
            <text:p>1</text:p>
          </table:table-cell>
          <table:table-cell table:formula="of:=IFNA(VLOOKUP(COM.MICROSOFT.TEXTJOIN(&quot;–&quot;;0;[.J$3];[.$D7]);[.$A:.$B];2;0);0)" office:value-type="float" office:value="3" calcext:value-type="float">
            <text:p>3</text:p>
          </table:table-cell>
          <table:table-cell table:formula="of:=IFNA(VLOOKUP(COM.MICROSOFT.TEXTJOIN(&quot;–&quot;;0;[.K$3];[.$D7]);[.$A:.$B];2;0);0)" office:value-type="float" office:value="4" calcext:value-type="float">
            <text:p>4</text:p>
          </table:table-cell>
          <table:table-cell table:formula="of:=IFNA(VLOOKUP(COM.MICROSOFT.TEXTJOIN(&quot;–&quot;;0;[.L$3];[.$D7]);[.$A:.$B];2;0)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28–A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025</text:p>
          </table:table-cell>
          <table:table-cell table:formula="of:=IFNA(VLOOKUP(COM.MICROSOFT.TEXTJOIN(&quot;–&quot;;0;[.E$3];[.$D8]);[.$A:.$B];2;0);0)" office:value-type="float" office:value="0" calcext:value-type="float">
            <text:p>0</text:p>
          </table:table-cell>
          <table:table-cell table:formula="of:=IFNA(VLOOKUP(COM.MICROSOFT.TEXTJOIN(&quot;–&quot;;0;[.F$3];[.$D8]);[.$A:.$B];2;0);0)" office:value-type="float" office:value="1" calcext:value-type="float">
            <text:p>1</text:p>
          </table:table-cell>
          <table:table-cell table:formula="of:=IFNA(VLOOKUP(COM.MICROSOFT.TEXTJOIN(&quot;–&quot;;0;[.G$3];[.$D8]);[.$A:.$B];2;0);0)" office:value-type="float" office:value="0" calcext:value-type="float">
            <text:p>0</text:p>
          </table:table-cell>
          <table:table-cell table:formula="of:=IFNA(VLOOKUP(COM.MICROSOFT.TEXTJOIN(&quot;–&quot;;0;[.H$3];[.$D8]);[.$A:.$B];2;0);0)" office:value-type="float" office:value="0" calcext:value-type="float">
            <text:p>0</text:p>
          </table:table-cell>
          <table:table-cell table:formula="of:=IFNA(VLOOKUP(COM.MICROSOFT.TEXTJOIN(&quot;–&quot;;0;[.I$3];[.$D8]);[.$A:.$B];2;0);0)" office:value-type="float" office:value="0" calcext:value-type="float">
            <text:p>0</text:p>
          </table:table-cell>
          <table:table-cell table:formula="of:=IFNA(VLOOKUP(COM.MICROSOFT.TEXTJOIN(&quot;–&quot;;0;[.J$3];[.$D8]);[.$A:.$B];2;0);0)" office:value-type="float" office:value="0" calcext:value-type="float">
            <text:p>0</text:p>
          </table:table-cell>
          <table:table-cell table:formula="of:=IFNA(VLOOKUP(COM.MICROSOFT.TEXTJOIN(&quot;–&quot;;0;[.K$3];[.$D8]);[.$A:.$B];2;0);0)" office:value-type="float" office:value="0" calcext:value-type="float">
            <text:p>0</text:p>
          </table:table-cell>
          <table:table-cell table:formula="of:=IFNA(VLOOKUP(COM.MICROSOFT.TEXTJOIN(&quot;–&quot;;0;[.L$3];[.$D8]);[.$A:.$B];2;0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28–A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030</text:p>
          </table:table-cell>
          <table:table-cell table:formula="of:=IFNA(VLOOKUP(COM.MICROSOFT.TEXTJOIN(&quot;–&quot;;0;[.E$3];[.$D9]);[.$A:.$B];2;0);0)" office:value-type="float" office:value="0" calcext:value-type="float">
            <text:p>0</text:p>
          </table:table-cell>
          <table:table-cell table:formula="of:=IFNA(VLOOKUP(COM.MICROSOFT.TEXTJOIN(&quot;–&quot;;0;[.F$3];[.$D9]);[.$A:.$B];2;0);0)" office:value-type="float" office:value="2" calcext:value-type="float">
            <text:p>2</text:p>
          </table:table-cell>
          <table:table-cell table:formula="of:=IFNA(VLOOKUP(COM.MICROSOFT.TEXTJOIN(&quot;–&quot;;0;[.G$3];[.$D9]);[.$A:.$B];2;0);0)" office:value-type="float" office:value="0" calcext:value-type="float">
            <text:p>0</text:p>
          </table:table-cell>
          <table:table-cell table:formula="of:=IFNA(VLOOKUP(COM.MICROSOFT.TEXTJOIN(&quot;–&quot;;0;[.H$3];[.$D9]);[.$A:.$B];2;0);0)" office:value-type="float" office:value="0" calcext:value-type="float">
            <text:p>0</text:p>
          </table:table-cell>
          <table:table-cell table:formula="of:=IFNA(VLOOKUP(COM.MICROSOFT.TEXTJOIN(&quot;–&quot;;0;[.I$3];[.$D9]);[.$A:.$B];2;0);0)" office:value-type="float" office:value="0" calcext:value-type="float">
            <text:p>0</text:p>
          </table:table-cell>
          <table:table-cell table:formula="of:=IFNA(VLOOKUP(COM.MICROSOFT.TEXTJOIN(&quot;–&quot;;0;[.J$3];[.$D9]);[.$A:.$B];2;0);0)" office:value-type="float" office:value="0" calcext:value-type="float">
            <text:p>0</text:p>
          </table:table-cell>
          <table:table-cell table:formula="of:=IFNA(VLOOKUP(COM.MICROSOFT.TEXTJOIN(&quot;–&quot;;0;[.K$3];[.$D9]);[.$A:.$B];2;0);0)" office:value-type="float" office:value="0" calcext:value-type="float">
            <text:p>0</text:p>
          </table:table-cell>
          <table:table-cell table:formula="of:=IFNA(VLOOKUP(COM.MICROSOFT.TEXTJOIN(&quot;–&quot;;0;[.L$3];[.$D9]);[.$A:.$B];2;0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28–A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036</text:p>
          </table:table-cell>
          <table:table-cell table:formula="of:=IFNA(VLOOKUP(COM.MICROSOFT.TEXTJOIN(&quot;–&quot;;0;[.E$3];[.$D10]);[.$A:.$B];2;0);0)" office:value-type="float" office:value="0" calcext:value-type="float">
            <text:p>0</text:p>
          </table:table-cell>
          <table:table-cell table:formula="of:=IFNA(VLOOKUP(COM.MICROSOFT.TEXTJOIN(&quot;–&quot;;0;[.F$3];[.$D10]);[.$A:.$B];2;0);0)" office:value-type="float" office:value="0" calcext:value-type="float">
            <text:p>0</text:p>
          </table:table-cell>
          <table:table-cell table:formula="of:=IFNA(VLOOKUP(COM.MICROSOFT.TEXTJOIN(&quot;–&quot;;0;[.G$3];[.$D10]);[.$A:.$B];2;0);0)" office:value-type="float" office:value="0" calcext:value-type="float">
            <text:p>0</text:p>
          </table:table-cell>
          <table:table-cell table:formula="of:=IFNA(VLOOKUP(COM.MICROSOFT.TEXTJOIN(&quot;–&quot;;0;[.H$3];[.$D10]);[.$A:.$B];2;0);0)" office:value-type="float" office:value="0" calcext:value-type="float">
            <text:p>0</text:p>
          </table:table-cell>
          <table:table-cell table:formula="of:=IFNA(VLOOKUP(COM.MICROSOFT.TEXTJOIN(&quot;–&quot;;0;[.I$3];[.$D10]);[.$A:.$B];2;0);0)" office:value-type="float" office:value="0" calcext:value-type="float">
            <text:p>0</text:p>
          </table:table-cell>
          <table:table-cell table:formula="of:=IFNA(VLOOKUP(COM.MICROSOFT.TEXTJOIN(&quot;–&quot;;0;[.J$3];[.$D10]);[.$A:.$B];2;0);0)" office:value-type="float" office:value="0" calcext:value-type="float">
            <text:p>0</text:p>
          </table:table-cell>
          <table:table-cell table:formula="of:=IFNA(VLOOKUP(COM.MICROSOFT.TEXTJOIN(&quot;–&quot;;0;[.K$3];[.$D10]);[.$A:.$B];2;0);0)" office:value-type="float" office:value="0" calcext:value-type="float">
            <text:p>0</text:p>
          </table:table-cell>
          <table:table-cell table:formula="of:=IFNA(VLOOKUP(COM.MICROSOFT.TEXTJOIN(&quot;–&quot;;0;[.L$3];[.$D10]);[.$A:.$B];2;0)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37–A00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37–A01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42–A01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54–A01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67–A011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93–A00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093–A01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122–A011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13:49:19.9558714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9:36:03.482206161</meta:creation-date>
    <dc:date>2024-04-10T13:51:12.413996013</dc:date>
    <meta:editing-duration>PT36M31S</meta:editing-duration>
    <meta:editing-cycles>7</meta:editing-cycles>
    <meta:generator>LibreOffice/24.2.2.2$Linux_X86_64 LibreOffice_project/420$Build-2</meta:generator>
    <meta:document-statistic meta:table-count="1" meta:cell-count="107" meta:object-count="0"/>
  </office:meta>
</office:document-meta>
</file>